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4.0417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7.341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1.3472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WebServi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2"/>
          <table:table-cell table:style-name="ce3" office:value-type="string">
            <text:p>TOKEN-ID </text:p>
          </table:table-cell>
          <table:table-cell table:style-name="ce3" office:value-type="string">
            <text:p><text:s/>d0b870be-fd4e-4bfe-ad35-440b9f73afb2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Sno.</text:p>
          </table:table-cell>
          <table:table-cell table:style-name="ce2" office:value-type="string">
            <text:p>Functioanlity</text:p>
          </table:table-cell>
          <table:table-cell table:style-name="ce2" office:value-type="string">
            <text:p>API Syntax</text:p>
          </table:table-cell>
          <table:table-cell table:style-name="ce2" office:value-type="string">
            <text:p>Example</text:p>
          </table:table-cell>
          <table:table-cell table:style-name="ce2" office:value-type="string">
            <text:p>Response </text:p>
            <text:p>Sample</text:p>
          </table:table-cell>
          <table:table-cell table:style-name="ce2" table:number-columns-repeated="1017"/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rticles\News</text:p>
          </table:table-cell>
          <table:table-cell table:style-name="ce4" office:value-type="string">
            <text:p><text:span text:style-name="T1"><text:s/></text:span><text:span text:style-name="T1">[HttpGet]</text:span></text:p>
            <text:p><text:span text:style-name="T1"><text:s/></text:span><text:span text:style-name="T1">Url</text:span>:- api/articles/squad/{squadId}/articletype/{articletypeId}</text:p>
            <text:p>For team 1</text:p>
            <text:p><text:span text:style-name="T1">[HttpGet]</text:span></text:p>
            <text:p><text:span text:style-name="T1">Url</text:span>:- api/articles/teammanager/12/articletype/{articletypeId}</text:p>
            <text:p><text:span text:style-name="T1"><text:s/></text:span><text:span text:style-name="T1">[HttpGet]</text:span></text:p>
            <text:p><text:s/>[Route("api/articles/teammanager/{teammanageruserid}</text:p>
            <text:p>/articletype/{articletypeId}")]</text:p>
          </table:table-cell>
          <table:table-cell/>
          <table:table-cell table:style-name="ce4" office:value-type="string">
            <text:p>{"message":"Success","result":"1","data":[{"ContentId":15,"Team_Id":0,"ContentUrl":null,"Title":"Neeraj Test","Squad_Id":34,"SquadName":"Star Craft II","ArticleType_Id":2,"ArticleType":"Interviews","Description":"345345345345","ImageName":"http://www.heeroservice.ucreate.co.in/Images/TeamManager/Team_1/ArticleImages/Neeraj_Test_squad34.png","ImageByteCode":null,"IsForSubscriber":true,"CreatedDate":"2015-12-15T10:29:49.577","LastModifiedDate":"0001-01-01T00:00:00","CreatedBy":0},{"ContentId":36,"Team_Id":0,"ContentUrl":null,"Title":"abcdef","Squad_Id":32,"SquadName":"League of Legends","ArticleType_Id":2,"ArticleType":"Interviews","Description":"abcdef","ImageName":null,"ImageByteCode":null,"IsForSubscriber":false,"CreatedDate":"2015-12-17T11:24:26.297","LastModifiedDate":"2015-12-17T13:28:53.11","CreatedBy":0},{"ContentId":43,"Team_Id":0,"ContentUrl":null,"Title":"Sachin Tendulkar Interview","Squad_Id":35,"SquadName":"CS-GO","ArticleType_Id":2,"ArticleType":"Interviews","Description":"Sachin Tendulkar Interview content","ImageName":"http://www.heeroservice.ucreate.co.in/Images/TeamManager/Team_1/ArticleImages/Sachin_Tendulkar_Interview_article0.png","ImageByteCode":null,"IsForSubscriber":false,"CreatedDate":"2015-12-17T11:37:37.983","LastModifiedDate":"2015-12-17T11:37:37.983","CreatedBy":0},{"ContentId":44,"Team_Id":0,"ContentUrl":null,"Title":"Tarun1","Squad_Id":33,"SquadName":"Heroes","ArticleType_Id":2,"ArticleType":"Interviews","Description":"tarun1","ImageName":null,"ImageByteCode":null,"IsForSubscriber":false,"CreatedDate":"2015-12-17T11:38:11.227","LastModifiedDate":"2015-12-17T12:28:31.263","CreatedBy":0},{"ContentId":45,"Team_Id":0,"ContentUrl":null,"Title":"Surjeet","Squad_Id":35,"SquadName":"CS-GO","ArticleType_Id":2,"ArticleType":"Interviews","Description":"Surjeet","ImageName":null,"ImageByteCode":null,"IsForSubscriber":false,"CreatedDate":"2015-12-17T11:38:24.473","LastModifiedDate":"2015-12-17T11:38:24.473","CreatedBy":0},{"ContentId":46,"Team_Id":0,"ContentUrl":null,"Title":"Vikas","Squad_Id":32,"SquadName":"League of Legends","ArticleType_Id":2,"ArticleType":"Interviews","Description":"Vikas","ImageName":null,"ImageByteCode":null,"IsForSubscriber":true,"CreatedDate":"2015-12-17T11:38:38.233","LastModifiedDate":"2015-12-17T11:38:38.233","CreatedBy":0},{"ContentId":47,"Team_Id":0,"ContentUrl":null,"Title":"Randeep Testing","Squad_Id":35,"SquadName":"CS-GO","ArticleType_Id":2,"ArticleType":"Interviews","Description":"Randeep Testing","ImageName":null,"ImageByteCode":null,"IsForSubscriber":true,"CreatedDate":"2015-12-17T11:39:05.627","LastModifiedDate":"2015-12-17T11:39:05.627","CreatedBy":0},{"ContentId":48,"Team_Id":0,"ContentUrl":null,"Title":"Karan Nassa","Squad_Id":33,"SquadName":"Heroes","ArticleType_Id":2,"ArticleType":"Interviews","Description":"fdgfvfdsf dsfdsf dfdsf","ImageName":"http://www.heeroservice.ucreate.co.in/Images/TeamManager/Team_1/ArticleImages/Karan_Nassa_article48.png","ImageByteCode":null,"IsForSubscriber":false,"CreatedDate":"2015-12-17T11:39:36.157","LastModifiedDate":"2015-12-17T14:51:05.447","CreatedBy":0},{"ContentId":61,"Team_Id":0,"ContentUrl":null,"Title":"ffffff","Squad_Id":34,"SquadName":"Star Craft II","ArticleType_Id":2,"ArticleType":"Interviews","Description":"fdfdsfsd","ImageName":"http://www.heeroservice.ucreate.co.in/Images/TeamManager/Team_1/ArticleImages/ffffff_article61.png","ImageByteCode":null,"IsForSubscriber":true,"CreatedDate":"2015-12-17T11:55:57.64","LastModifiedDate":"2015-12-17T14:51:45.743","CreatedBy":0},{"ContentId":62,"Team_Id":0,"ContentUrl":null,"Title":"interview article","Squad_Id":33,"SquadName":"Heroes","ArticleType_Id":2,"ArticleType":"Interviews","Description":"interview article","ImageName":null,"ImageByteCode":null,"IsForSubscriber":false,"CreatedDate":"2015-12-17T11:56:21.82","LastModifiedDate":"2015-12-17T11:56:21.82","CreatedBy":0},{"ContentId":63,"Team_Id":0,"ContentUrl":null,"Title":"article interview","Squad_Id":35,"SquadName":"CS-GO","ArticleType_Id":2,"ArticleType":"Interviews","Description":"interview","ImageName":null,"ImageByteCode":null,"IsForSubscriber":true,"CreatedDate":"2015-12-17T11:56:46.36","LastModifiedDate":"2015-12-17T11:56:46.36","CreatedBy":0},{"ContentId":64,"Team_Id":0,"ContentUrl":null,"Title":"rahul dravid biography","Squad_Id":32,"SquadName":"League of Legends","ArticleType_Id":2,"ArticleType":"Interviews","Description":"league of legends","ImageName":"http://www.heeroservice.ucreate.co.in/Images/TeamManager/Team_1/ArticleImages/rahul_dravid_biography_article64.png","ImageByteCode":null,"IsForSubscriber":true,"CreatedDate":"2015-12-17T11:57:37.623","LastModifiedDate":"2015-12-17T14:52:02.917","CreatedBy":0},{"ContentId":65,"Team_Id":0,"ContentUrl":null,"Title":"heero","Squad_Id":33,"SquadName":"Heroes","ArticleType_Id":2,"ArticleType":"Interviews","Description":"heero","ImageName":null,"ImageByteCode":null,"IsForSubscriber":true,"CreatedDate":"2015-12-17T11:58:09.557","LastModifiedDate":"2015-12-17T11:58:09.557","CreatedBy":0},{"ContentId":69,"Team_Id":0,"ContentUrl":null,"Title":"final interview","Squad_Id":33,"SquadName":"Heroes","ArticleType_Id":2,"ArticleType":"Interviews","Description":"final interview","ImageName":"http://www.heeroservice.ucreate.co.in/Images/TeamManager/Team_1/ArticleImages/final_interview_article0.png","ImageByteCode":null,"IsForSubscriber":false,"CreatedDate":"2015-12-17T12:05:59.387","LastModifiedDate":"2015-12-17T12:06:09.277","CreatedBy":0},{"ContentId":72,"Team_Id":0,"ContentUrl":null,"Title":"Populate the fields below to manually add an article Choose a URL to scrape from your website Add New Article Populate the fields below to manually add an article Choose a URL to scrape from your website Add New Article fdfdsf 534534 46546","Squad_Id":34,"SquadName":"Star Craft II","ArticleType_Id":2,"ArticleType":"Interviews","Description":"Populate the fields below to manually add an article Choose a URL to scrape from your website Add New Article Populate the fields below to manually add an article Choose a URL to scrape from your website Add New Article fdfdsf 534534 46546","ImageName":null,"ImageByteCode":null,"IsForSubscriber":true,"CreatedDate":"2015-12-17T12:11:59.637","LastModifiedDate":"2015-12-17T14:56:18.377","CreatedBy":0},{"ContentId":78,"Team_Id":0,"ContentUrl":null,"Title":"Title","Squad_Id":33,"SquadName":"Heroes","ArticleType_Id":2,"ArticleType":"Interviews","Description":"Content","ImageName":null,"ImageByteCode":null,"IsForSubscriber":true,"CreatedDate":"2015-12-17T14:32:27.67","LastModifiedDate":"2015-12-17T14:32:49.793","CreatedBy":0},{"ContentId":79,"Team_Id":0,"ContentUrl":null,"Title":"Ytchh","Squad_Id":33,"SquadName":"Heroes","ArticleType_Id":2,"ArticleType":"Interviews","Description":"Fyhh","ImageName":"http://www.heeroservice.ucreate.co.in/Images/TeamManager/Team_1/ArticleImages/Ytchh_article0.png","ImageByteCode":null,"IsForSubscriber":false,"CreatedDate":"2015-12-17T14:52:50.547","LastModifiedDate":"2015-12-17T14:52:50.547","CreatedBy":0},{"ContentId":83,"Team_Id":0,"ContentUrl":null,"Title":"Interview of Heroes","Squad_Id":33,"SquadName":"Heroes","ArticleType_Id":2,"ArticleType":"Interviews","Description":"Interview of Heroes","ImageName":null,"ImageByteCode":null,"IsForSubscriber":false,"CreatedDate":"2015-12-18T10:50:49.557","LastModifiedDate":"2015-12-18T10:50:49.557","CreatedBy":0},{"ContentId":84,"Team_Id":0,"ContentUrl":null,"Title":"Adding Article","Squad_Id":34,"SquadName":"Star Craft II","ArticleType_Id":2,"ArticleType":"Interviews","Description":"Adding Article","ImageName":null,"ImageByteCode":null,"IsForSubscriber":false,"CreatedDate":"2015-12-18T10:51:10.307","LastModifiedDate":"2015-12-18T10:51:10.307","CreatedBy":0},{"ContentId":88,"Team_Id":0,"ContentUrl":null,"Title":"Interview type article","Squad_Id":33,"SquadName":"Heroes","ArticleType_Id":2,"ArticleType":"Interviews","Description":"Interview type article","ImageName":null,"ImageByteCode":null,"IsForSubscriber":false,"CreatedDate":"2015-12-18T10:57:33.56","LastModifiedDate":"2015-12-18T10:57:33.56","CreatedBy":0}]}</text:p>
            <text:p/>
            <text:p/>
            <text:p/>
            <text:p/>
            <text:p/>
            <text:p/>
            <text:p/>
            <text:p/>
          </table:table-cell>
          <table:table-cell table:number-columns-repeated="1018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12/23/2015</text:date>, <text:time>12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23S</meta:editing-duration>
    <meta:editing-cycles>3</meta:editing-cycles>
    <meta:generator>OpenOffice/4.0.1$Win32 OpenOffice.org_project/401m5$Build-9714</meta:generator>
    <dc:date>2015-12-23T12:45:04.89</dc:date>
    <dc:creator>Karan Nassa</dc:creator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